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95642957504063992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</text:p>
            <text:p text:style-name="P19"><text:s/>נַפְשׁוֹ בּוֹ וְצַדִּיק בֶּאֱמוּנָתוֹ יִחְיֶה</text:p>
          </table:table-cell>
          <table:table-cell table:style-name="表96.B1" office:value-type="string">
            <text:p text:style-name="P20">behold / to swell / not – be straight</text:p>
            <text:p text:style-name="P20"/>
            <text:p text:style-name="P20">his vitality / in him / and just</text:p>
            <text:p text:style-name="P20"/>
            <text:p text:style-name="P20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</text:p>
            <text:p text:style-name="P19">בּוֹגֵד גֶּבֶר יָהִיר</text:p>
            <text:p text:style-name="P19"><text:s/>וְלֹא יִנְוֶה אֲשֶׁר </text:p>
            <text:p text:style-name="P19">הִרְחִיב כִּשְׁאוֹל </text:p>
            <text:p text:style-name="P19">נַפְשׁוֹ וְהוּא כַמָּוֶת </text:p>
            <text:p text:style-name="P19"/>
            <text:p text:style-name="P19">וְלֹא יִשְׂבָּע וַיֶּאֱסֹף </text:p>
            <text:p text:style-name="P19">אֵלָיו כָּל־הַגּוֹיִם</text:p>
            <text:p text:style-name="P19"><text:s/>וַיִּקְבֹּץ אֵלָיו</text:p>
            <text:p text:style-name="P19"><text:s/>כָּל־הָעַמִּים</text:p>
          </table:table-cell>
          <table:table-cell table:style-name="表97.B1" office:value-type="string">
            <text:p text:style-name="P20">and also / for – the wine</text:p>
            <text:p text:style-name="P20"/>
            <text:p text:style-name="P20">to pillage / a person / arrogant</text:p>
            <text:p text:style-name="P20"/>
            <text:p text:style-name="P20">and not / to celebrate / who,what</text:p>
            <text:p text:style-name="P20"/>
            <text:p text:style-name="P20">to broaden / like hades</text:p>
            <text:p text:style-name="P20"/>
            <text:p text:style-name="P20">his vitality / and he,she / like hades</text:p>
            <text:p text:style-name="P20"/>
            <text:p text:style-name="P20">and not / to fill / and to take away</text:p>
            <text:p text:style-name="P20"/>
            <text:p text:style-name="P20">among it / all – nations</text:p>
            <text:p text:style-name="P20"/>
            <text:p text:style-name="P20">and to collects / among it</text:p>
            <text:p text:style-name="P20"/>
            <text:p text:style-name="P20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>הֲלוֹא־אֵלֶּה כֻלָּם </text:p>
            <text:p text:style-name="P19">עָלָיו מָשָׁל יִשָּׂאוּ וּמְלִיצָה חִידוֹת לוֹ וְיֹאמַר הוֹי הַמַּרְבֶּה </text:p>
            <text:p text:style-name="P19">לֹּא־לוֹ עַד־מָתַי</text:p>
            <text:p text:style-name="P19"><text:s/>וּמַכְבִּיד עָלָיו </text:p>
            <text:p text:style-name="P19">עַבְטִיט</text:p>
          </table:table-cell>
          <table:table-cell table:style-name="表98.B1" office:value-type="string">
            <text:p text:style-name="P20">because not – these / all of them</text:p>
            <text:p text:style-name="P20"/>
            <text:p text:style-name="P20">against it / a simile / to lift</text:p>
            <text:p text:style-name="P20"/>
            <text:p text:style-name="P20">and a sat<text:span text:style-name="T7">ire / a puzzle / towards him</text:span></text:p>
            <text:p text:style-name="P21">and to say / oh! / the to increase</text:p>
            <text:p text:style-name="P21"/>
            <text:p text:style-name="P21">not – towards him / as far as – to extend</text:p>
            <text:p text:style-name="P21">and to be heavy / against him</text:p>
            <text:p text:style-name="P21"/>
            <text:p text:style-name="P21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>הֲלוֹא פֶתַע יָקוּמוּ </text:p>
            <text:p text:style-name="P19">נֹשְׁכֶי</text:p>
            <text:p text:style-name="P19">#</text:p>
            <text:p text:style-name="P19">וְיִקְצוּ מְזַעְזְעֶי</text:p>
            <text:p text:style-name="P19">#</text:p>
            <text:p text:style-name="P19">וְהָיִיתָ לִמְשִׁסּוֹת </text:p>
            <text:p text:style-name="P19">לָמוֹ</text:p>
          </table:table-cell>
          <table:table-cell table:style-name="表99.B1" office:value-type="string">
            <text:p text:style-name="P20">when not/ quickly / to rise</text:p>
            <text:p text:style-name="P20"/>
            <text:p text:style-name="P20">to oppress thee</text:p>
            <text:p text:style-name="P20"/>
            <text:p text:style-name="P20"/>
            <text:p text:style-name="P20">and to awake / to agitate thee</text:p>
            <text:p text:style-name="P20"/>
            <text:p text:style-name="P20"/>
            <text:p text:style-name="P20"/>
            <text:p text:style-name="P20">and to become / in,for plunder</text:p>
            <text:p text:style-name="P20"/>
            <text:p text:style-name="P20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19">כִּי אַתָּה שַׁלּוֹתָ גּוֹיִם רַבִּים</text:p>
            <text:p text:style-name="P19"><text:s/>יְשָׁלּוּ</text:p>
            <text:p text:style-name="P19">#</text:p>
            <text:p text:style-name="P19">כָּל־יֶתֶר עַמִּים מִדְּמֵי</text:p>
            <text:p text:style-name="P19"/>
            <text:p text:style-name="P19"><text:s/>אָדָם וַחֲמַס־אֶרֶץ </text:p>
            <text:p text:style-name="P19"/>
            <text:p text:style-name="P19">קִרְיָה וְכָל־יֹשְׁבֵי בָהּ פ</text:p>
          </table:table-cell>
          <table:table-cell table:style-name="表100.B1" office:value-type="string">
            <text:p text:style-name="P20">for / thou / to plunder / many nations</text:p>
            <text:p text:style-name="P20"/>
            <text:p text:style-name="P20"/>
            <text:p text:style-name="P20">and to plunde thee</text:p>
            <text:p text:style-name="P20"/>
            <text:p text:style-name="P20"/>
            <text:p text:style-name="P20"/>
            <text:p text:style-name="P20">all remainder / flocks / out of bloodshed</text:p>
            <text:p text:style-name="P20"/>
            <text:p text:style-name="P20"/>
            <text:p text:style-name="P20">mankind / and violence of the land</text:p>
            <text:p text:style-name="P20"/>
            <text:p text:style-name="P20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>הוֹי בֹּצֵעַ בֶּצַע רָע</text:p>
            <text:p text:style-name="P19"><text:s/>לְבֵיתוֹ לָשׂוּם </text:p>
            <text:p text:style-name="P19"><text:soft-page-break/>בַּמָּרוֹם קִנּוֹ </text:p>
            <text:p text:style-name="P19">לְהִנָּצֵל מִכַּף־רָע</text:p>
          </table:table-cell>
          <table:table-cell table:style-name="表101.B1" office:value-type="string">
            <text:p text:style-name="P20">oh! / to plunder / gain / evil</text:p>
            <text:p text:style-name="P20"/>
            <text:p text:style-name="P20"/>
            <text:p text:style-name="P20">to his house / towards to put</text:p>
            <text:p text:style-name="P20"><text:soft-page-break/>at altitude / his dwelling</text:p>
            <text:p text:style-name="P20"/>
            <text:p text:style-name="P20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9">יָעַצְתָּ בֹּשֶׁת לְבֵיתֶ</text:p>
            <text:p text:style-name="P19">**</text:p>
            <text:p text:style-name="P19">קְצוֹת־עַמִּים רַבִּים וְחוֹטֵא נַפְשֶׁ</text:p>
            <text:p text:style-name="P19">**</text:p>
          </table:table-cell>
          <table:table-cell table:style-name="表102.B1" office:value-type="string">
            <text:p text:style-name="P20">to advise / shame / to thy house</text:p>
            <text:p text:style-name="P20"/>
            <text:p text:style-name="P20"/>
            <text:p text:style-name="P20"/>
            <text:p text:style-name="P20">to cut off many tribes</text:p>
            <text:p text:style-name="P20"/>
            <text:p text:style-name="P20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>כִּי־אֶבֶן מִקִּיר </text:p>
            <text:p text:style-name="P19">תִּזְעָק וְכָפִיס מֵעֵץ יַעֲנֶנָּה פ</text:p>
          </table:table-cell>
          <table:table-cell table:style-name="表103.B1" office:value-type="string">
            <text:p text:style-name="P20">for a stone / from a wall</text:p>
            <text:p text:style-name="P20"/>
            <text:p text:style-name="P20">to shriek / and a girder / wood</text:p>
            <text:p text:style-name="P20"/>
            <text:p text:style-name="P20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19">הוֹי בֹּנֶה עִיר בְּדָמִים וְכוֹנֵן קִרְיָה בְּעַוְלָה</text:p>
          </table:table-cell>
          <table:table-cell table:style-name="表104.B1" office:value-type="string">
            <text:p text:style-name="P20">oh! / to build / a city / in bloodshed</text:p>
            <text:p text:style-name="P20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19">הֲלוֹא הִנֵּה מֵאֵת </text:p>
            <text:p text:style-name="P19">יְהוָה צְבָאוֹת </text:p>
            <text:p text:style-name="P19">וְיִיגְעוּ עַמִּים בְּדֵי־אֵשׁ</text:p>
            <text:p text:style-name="P19"><text:s/>וּלְאֻמִּים בְּדֵי־רִיק יִעָפוּ</text:p>
          </table:table-cell>
          <table:table-cell table:style-name="表105.B1" office:value-type="string">
            <text:p text:style-name="P20">who,which not / lo! / from self,even</text:p>
            <text:p text:style-name="P20">jehovah / a mass of people</text:p>
            <text:p text:style-name="P20"/>
            <text:p text:style-name="P20">and to toil / people / in enough fire</text:p>
            <text:p text:style-name="P20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19">כִּי תִּמָּלֵא הָאָרֶץ לָדַעַת אֶת־כְּבוֹד יְהוָה </text:p>
            <text:p text:style-name="P19">כַּמַּיִם יְכַסּוּ עַל־יָם ס</text:p>
          </table:table-cell>
          <table:table-cell table:style-name="表106.B1" office:value-type="string">
            <text:p text:style-name="P20">for / to fill / the earth / in to know</text:p>
            <text:p text:style-name="P20"/>
            <text:p text:style-name="P20">self,even – weight / jehovah</text:p>
            <text:p text:style-name="P20"/>
            <text:p text:style-name="P20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19">הוֹי מַשְׁקֵה רֵעֵהוּ מְסַפֵּחַ חֲמָתְ</text:p>
            <text:p text:style-name="P19">#</text:p>
            <text:p text:style-name="P19">וְאַף שַׁכֵּר </text:p>
            <text:p text:style-name="P19">לְמַעַן הַבִּיט עַל־מְעוֹרֵיהֶם</text:p>
          </table:table-cell>
          <table:table-cell table:style-name="表108.B1" office:value-type="string">
            <text:p text:style-name="P20">oh! / to quaff / their associate</text:p>
            <text:p text:style-name="P20"/>
            <text:p text:style-name="P20">to scrape out / thy bottle</text:p>
            <text:p text:style-name="P20"/>
            <text:p text:style-name="P20"/>
            <text:p text:style-name="P20">and also / to become tipsy</text:p>
            <text:p text:style-name="P20"/>
            <text:p text:style-name="P20">in order that / to scan</text:p>
            <text:p text:style-name="P20"/>
            <text:p text:style-name="P20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19">שָׂבַעְתָּ קָלוֹן מִכָּבוֹד שְׁתֵה גַם־אַתָּה וְהֵעָרֵל תִּסּוֹב עָלֶ</text:p>
            <text:p text:style-name="P19"><text:soft-page-break/>#</text:p>
            <text:p text:style-name="P19">כּוֹס יְמִין יְהוָה וְקִיקָלוֹן עַל־כְּבוֹדֶ</text:p>
            <text:p text:style-name="P19">#</text:p>
          </table:table-cell>
          <table:table-cell table:style-name="表10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19">כִּי חֲמַס לְבָנוֹן יְכַסֶּךָּ וְשֹׁד בְּהֵמוֹת יְחִיתַן מִדְּמֵי אָדָם וַחֲמַס־אֶרֶץ קִרְיָה וְכָל־יֹשְׁבֵי בָהּ ס</text:p>
          </table:table-cell>
          <table:table-cell table:style-name="表110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18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19">מָה־הוֹעִיל פֶּסֶל כִּי פְסָלוֹ יֹצְרוֹ מַסֵּכָה וּמוֹרֶה שָּׁקֶר כִּי בָטַח יֹצֵר יִצְרוֹ עָלָיו לַעֲשׂוֹת אֱלִילִים אִלְּמִים ס</text:p>
          </table:table-cell>
          <table:table-cell table:style-name="表111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5"/>
      <text:p text:style-name="Text_20_body"><text:soft-page-break/></text:p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19"/>
          </table:table-cell>
          <table:table-cell table:style-name="表107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ext:soft-page-break/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451132683789540158" text:style-name="L2">
        <text:list-item>
          <text:p text:style-name="P22">time label ==&gt; paste</text:p>
        </text:list-item>
        <text:list-item>
          <text:p text:style-name="P22">“@@@” ==&gt; move to → at the bottom of the doc area</text:p>
        </text:list-item>
        <text:list-item>
          <text:p text:style-name="P22">DUP : template</text:p>
        </text:list-item>
        <text:list-item>
          <text:p text:style-name="P22">close</text:p>
          <text:list>
            <text:list-item>
              <text:p text:style-name="P22">web pages</text:p>
            </text:list-item>
            <text:list-item>
              <text:p text:style-name="P22">sheet file</text:p>
            </text:list-item>
            <text:list-item>
              <text:p text:style-name="P22">folders (if any)</text:p>
            </text:list-item>
            <text:list-item>
              <text:p text:style-name="P22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><text:soft-page-break/></text:p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3T10:42:17.93</dc:date>
    <dc:creator>iwabuchi ken</dc:creator>
    <meta:editing-duration>P3DT13H47M55S</meta:editing-duration>
    <meta:editing-cycles>166</meta:editing-cycles>
    <meta:generator>OpenOffice/4.1.3$Win32 OpenOffice.org_project/413m1$Build-9783</meta:generator>
    <meta:document-statistic meta:table-count="115" meta:image-count="0" meta:object-count="0" meta:page-count="56" meta:paragraph-count="1353" meta:word-count="5259" meta:character-count="30989"/>
  </office:meta>
</office:document-meta>
</file>